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1a2f" officeooo:paragraph-rsid="000e1a2f" style:font-weight-asian="bold" style:font-weight-complex="bold"/>
    </style:style>
    <style:style style:name="P2" style:family="paragraph" style:parent-style-name="Standard">
      <style:text-properties fo:font-weight="normal" officeooo:rsid="000e1a2f" officeooo:paragraph-rsid="000e1a2f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e1a2f" officeooo:paragraph-rsid="000e1a2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09203" officeooo:paragraph-rsid="00109203" style:font-weight-asian="bold" style:font-weight-complex="bold"/>
    </style:style>
    <style:style style:name="P5" style:family="paragraph" style:parent-style-name="Standard">
      <style:text-properties style:text-underline-style="none" fo:font-weight="normal" officeooo:rsid="00109203" officeooo:paragraph-rsid="00109203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0e1a2f" officeooo:paragraph-rsid="000e1a2f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f1c33" officeooo:paragraph-rsid="000f1c33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f4e42" officeooo:paragraph-rsid="000f4e42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085ba" officeooo:paragraph-rsid="001085ba" style:font-weight-asian="bold" style:font-weight-complex="bold"/>
    </style:style>
    <style:style style:name="P10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solid" style:text-underline-width="auto" style:text-underline-color="font-color" fo:font-weight="normal" officeooo:rsid="000e1a2f" officeooo:paragraph-rsid="000e1a2f" style:font-weight-asian="normal" style:font-weight-complex="normal"/>
    </style:style>
    <style:style style:name="P11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text-underline-style="none" fo:font-weight="bold" officeooo:rsid="000f1c33" officeooo:paragraph-rsid="000f1c33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f1c3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1</text:p>
      <text:p text:style-name="P1">CSUY 1114</text:p>
      <text:p text:style-name="P1">9/7/16</text:p>
      <text:p text:style-name="P1"/>
      <text:p text:style-name="P2">Aim: Introduction to Programming and Problem Solving</text:p>
      <text:p text:style-name="P2"/>
      <text:p text:style-name="P2">Itay Tal</text:p>
      <text:p text:style-name="P2"><text:a xlink:type="simple" xlink:href="mailto:itay.tal@nyu.edu" text:style-name="Internet_20_link" text:visited-style-name="Visited_20_Internet_20_Link">itay.tal@nyu.edu</text:a></text:p>
      <text:p text:style-name="P2">Office Hours: Wed 1-2 pm; 2 UTC 10.056</text:p>
      <text:p text:style-name="P3"/>
      <text:p text:style-name="P3">Grading</text:p>
      <text:p text:style-name="P3"><text:span text:style-name="T1">15% lowest exam</text:span></text:p>
      <text:p text:style-name="P3"><text:span text:style-name="T1">20% middle exam</text:span></text:p>
      <text:p text:style-name="P3"><text:span text:style-name="T1">25% highest exam</text:span></text:p>
      <text:p text:style-name="P3"><text:span text:style-name="T1">20% homework</text:span></text:p>
      <text:p text:style-name="P3"><text:span text:style-name="T1">20% lab grade</text:span></text:p>
      <text:p text:style-name="P3"><text:span text:style-name="T1">5% Attendance/Participation</text:span></text:p>
      <text:p text:style-name="P3"><text:span text:style-name="T1"/></text:p>
      <text:p text:style-name="P3"><text:a xlink:type="simple" xlink:href="https://docs.continuum.io/anaconda/install" text:style-name="Internet_20_link" text:visited-style-name="Visited_20_Internet_20_Link"><text:span text:style-name="T1">https://docs.continuum.io/anaconda/install</text:span></text:a></text:p>
      <text:p text:style-name="P10"><text:span text:style-name="T1">Anaconda + Spyder Python 3.5</text:span></text:p>
      <text:p text:style-name="P3"><text:span text:style-name="T1">The Practice of computing using Python/3E</text:span></text:p>
      <text:p text:style-name="P10"><text:span text:style-name="T1">Punch &amp; Enbody </text:span></text:p>
      <text:p text:style-name="P3">Notes:</text:p>
      <text:p text:style-name="P3"><text:span text:style-name="T1"/></text:p>
      <text:p text:style-name="P3"><text:span text:style-name="T1">In computer science we develop algorithms to solve computational problems. We then implement them using a formal programming language, which will be executed on a computer.</text:span></text:p>
      <text:p text:style-name="P3"><text:span text:style-name="T1"/></text:p>
      <text:p text:style-name="P6">Computational Problems:<text:span text:style-name="T3"> </text:span></text:p>
      <text:p text:style-name="P6"><text:span text:style-name="T3">When stating a computational problem we define:</text:span></text:p>
      <text:p text:style-name="P6"><text:span text:style-name="T3">1. A set of legal inputs</text:span></text:p>
      <text:p text:style-name="P6"><text:span text:style-name="T3">2. </text:span><text:span text:style-name="T4">The desired output for each input</text:span></text:p>
      <text:p text:style-name="P6"><text:span text:style-name="T4"/></text:p>
      <text:p text:style-name="P11">Algorithm:<text:span text:style-name="T3"> a well defined computational step that transforms an input to its desired output</text:span></text:p>
      <text:p text:style-name="P7"><text:span text:style-name="T3">Example:</text:span></text:p>
      <text:p text:style-name="P7"><text:span text:style-name="T3">The sorting problem</text:span></text:p>
      <text:p text:style-name="P7"><text:span text:style-name="T3"/></text:p>
      <text:p text:style-name="P7"><text:span text:style-name="T3">input: A sequence &lt;a1,a2,…..,an&gt; of numbers</text:span></text:p>
      <text:p text:style-name="P11"><text:span text:style-name="T3">output: A permutation (ordering) &lt;a',a2',a3'….an'&gt; of the sequence such that a' &lt;= a2'&lt;=…...&lt;=an'</text:span></text:p>
      <text:p text:style-name="P7"><text:span text:style-name="T3">Algorithm to sort n=2 numbers</text:span></text:p>
      <text:p text:style-name="P7"><text:span text:style-name="T3">1. Print a message “Please enter two numbers”</text:span></text:p>
      <text:p text:style-name="P7"><text:span text:style-name="T3">2. number1 &lt;= Read &amp; Store a number from the user</text:span></text:p>
      <text:p text:style-name="P7"><text:span text:style-name="T3">3. number2 &lt;= Read &amp; Store the second number from the user</text:span></text:p>
      <text:p text:style-name="P7"><text:span text:style-name="T3">4. if number1 &lt;= number 2</text:span></text:p>
      <text:p text:style-name="P7"><text:span text:style-name="T3"><text:tab/>u.1 print number1</text:span></text:p>
      <text:p text:style-name="P7"><text:span text:style-name="T3"><text:tab/>u.2 print number2</text:span></text:p>
      <text:p text:style-name="P7"><text:span text:style-name="T3">else</text:span></text:p>
      <text:p text:style-name="P7"><text:span text:style-name="T3"><text:tab/>u.1 print number2</text:span></text:p>
      <text:p text:style-name="P7"><text:span text:style-name="T3"><text:tab/>u.2 print number1</text:span></text:p>
      <text:p text:style-name="P8"><text:soft-page-break/><text:span text:style-name="T3">Basic architecture of a computer</text:span></text:p>
      <text:p text:style-name="P8"><text:span text:style-name="T3">1. Central Processing Unit (CPU)</text:span></text:p>
      <text:p text:style-name="P8"><text:span text:style-name="T3">2. Random Access Memory (RAM) → main memory</text:span></text:p>
      <text:p text:style-name="P8"><text:span text:style-name="T3">3. Hard Drive → secondary memory</text:span></text:p>
      <text:p text:style-name="P8"><text:span text:style-name="T3">4. Flash Drive → secondary memory</text:span></text:p>
      <text:p text:style-name="P8"><text:span text:style-name="T3">5. Keyboard → input</text:span></text:p>
      <text:p text:style-name="P8"><text:span text:style-name="T3">6. Mouse → input</text:span></text:p>
      <text:p text:style-name="P8"><text:span text:style-name="T3">7. Mic → input</text:span></text:p>
      <text:p text:style-name="P8"><text:span text:style-name="T3">8. Screen → output</text:span></text:p>
      <text:p text:style-name="P8"><text:span text:style-name="T3">9. Printer → output</text:span></text:p>
      <text:p text:style-name="P8"><text:span text:style-name="T3">10. Speaker → output</text:span></text:p>
      <text:p text:style-name="P8"><text:span text:style-name="T3"/></text:p>
      <text:p text:style-name="P9"><text:span text:style-name="T3">8 bits = 1 byte</text:span></text:p>
      <text:p text:style-name="P9"><text:span text:style-name="T3"/></text:p>
      <text:p text:style-name="P4"><text:span text:style-name="T3">Positional Number System</text:span></text:p>
      <text:p text:style-name="P4"><text:span text:style-name="T3">Decimal (base 10)</text:span><text:span text:style-name="T2"> <text:s text:c="5"/></text:span><text:span text:style-name="T3">base 5</text:span><text:span text:style-name="T2"><text:tab/> <text:s text:c="3"/></text:span><text:span text:style-name="T3">base 8</text:span><text:span text:style-name="T2"><text:tab/></text:span><text:span text:style-name="T3">binary (base 2)</text:span></text:p>
      <text:p text:style-name="P5">0 <text:s text:c="32"/>0<text:tab/> <text:s text:c="6"/>0<text:tab/><text:tab/><text:tab/>0</text:p>
      <text:p text:style-name="P5">1<text:tab/><text:tab/><text:tab/>1<text:tab/> <text:s text:c="6"/>1<text:tab/><text:tab/><text:tab/>1</text:p>
      <text:p text:style-name="P5">2<text:tab/><text:tab/><text:tab/>2 <text:s text:c="16"/>2<text:tab/><text:tab/><text:tab/>10</text:p>
      <text:p text:style-name="P5">3<text:tab/><text:tab/><text:tab/>3 <text:s text:c="15"/>3 <text:s text:c="26"/>11</text:p>
      <text:p text:style-name="P5">4<text:tab/><text:tab/><text:tab/>4 <text:s text:c="16"/>4<text:tab/><text:tab/><text:tab/>100</text:p>
      <text:p text:style-name="P5">5<text:tab/><text:tab/><text:tab/>10 <text:s text:c="15"/>5<text:tab/><text:tab/><text:tab/>101</text:p>
      <text:p text:style-name="P5">6<text:tab/><text:tab/><text:tab/>11 <text:s text:c="13"/>6<text:tab/><text:tab/><text:tab/>110</text:p>
      <text:p text:style-name="P5">7<text:tab/><text:tab/><text:tab/>12 <text:s text:c="13"/>7<text:tab/><text:tab/><text:tab/>111</text:p>
      <text:p text:style-name="P5">8<text:tab/><text:tab/><text:tab/>13 <text:s text:c="13"/>10<text:tab/><text:tab/><text:tab/>1000</text:p>
      <text:p text:style-name="P5">o<text:tab/><text:tab/><text:tab/>14 <text:s text:c="14"/>…. <text:s text:c="23"/>….</text:p>
      <text:p text:style-name="P5">10<text:tab/><text:tab/><text:tab/>20 <text:s text:c="13"/>77 <text:s text:c="25"/>1011</text:p>
      <text:p text:style-name="P5">11<text:tab/><text:tab/><text:tab/>…. <text:s text:c="12"/>100 <text:s text:c="23"/>1100 </text:p>
      <text:p text:style-name="P5">12<text:tab/><text:tab/><text:tab/>44</text:p>
      <text:p text:style-name="P5">13<text:tab/><text:tab/><text:tab/>100</text:p>
      <text:p text:style-name="P5">….</text:p>
      <text:p text:style-name="P5">19</text:p>
      <text:p text:style-name="P5">20</text:p>
      <text:p text:style-name="P5">..</text:p>
      <text:p text:style-name="P5">99</text:p>
      <text:p text:style-name="P5">100</text:p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5:06:53.950000000</meta:creation-date>
    <dc:date>2016-09-07T16:31:07.272000000</dc:date>
    <meta:editing-duration>PT23M11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2" meta:paragraph-count="73" meta:word-count="326" meta:character-count="2059" meta:non-whitespace-character-count="1465"/>
  </office:meta>
</office:document-meta>
</file>